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style:writing-mode="lr-tb"/>
    </style:style>
    <style:style style:name="P2" style:family="paragraph" style:parent-style-name="Text_20_body">
      <style:paragraph-properties style:writing-mode="lr-tb"/>
    </style:style>
    <style:style style:name="P3" style:family="paragraph" style:parent-style-name="Text_20_body" style:list-style-name="L1">
      <style:paragraph-properties style:writing-mode="lr-tb"/>
    </style:style>
    <style:style style:name="P4" style:family="paragraph" style:parent-style-name="Text_20_body" style:list-style-name="L2">
      <style:paragraph-properties style:writing-mode="lr-tb"/>
    </style:style>
    <style:style style:name="P5" style:family="paragraph" style:parent-style-name="Text_20_body" style:list-style-name="L3">
      <style:paragraph-properties style:writing-mode="lr-tb"/>
    </style:style>
    <style:style style:name="P6" style:family="paragraph" style:parent-style-name="Text_20_body" style:list-style-name="L4">
      <style:paragraph-properties style:writing-mode="lr-tb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Практическая работа №3</text:h>
      <text:p text:style-name="P2"/>
      <text:p text:style-name="P2">Автоматизация тестирования UI с использование Selenium</text:p>
      <text:section text:style-name="Sect1" text:name="intro">
        <text:p text:style-name="Text_20_body">Цель: понять принципы автоматизированного тестирования</text:p>
        <text:p text:style-name="P2">Создать комплект автоматизированных тестов для тестирования web-приложения (магазина) с использованием Selenium 3 или 4.</text:p>
        <text:p text:style-name="P2">Провести позитивные и негативные проверки по следующим сценариям:</text:p>
        <text:list xml:id="list464082439" text:style-name="L1">
          <text:list-item>
            <text:p text:style-name="P3">регистрация (при возможности)</text:p>
          </text:list-item>
        </text:list>
        <text:list xml:id="list2394200403" text:style-name="L2">
          <text:list-item>
            <text:p text:style-name="P4">авторизация (при возможности) </text:p>
          </text:list-item>
        </text:list>
        <text:list xml:id="list2560565320" text:style-name="L3">
          <text:list-item>
            <text:p text:style-name="P5">навигация по основным разделам</text:p>
          </text:list-item>
          <text:list-item>
            <text:p text:style-name="P5">поиск товара</text:p>
          </text:list-item>
          <text:list-item>
            <text:p text:style-name="P5">фильтрация отображаемых товаров</text:p>
          </text:list-item>
          <text:list-item>
            <text:p text:style-name="P5">добавление товара в корзину</text:p>
          </text:list-item>
          <text:list-item>
            <text:p text:style-name="P5">редактирование корзины (в т.ч. удаление товаров)</text:p>
          </text:list-item>
          <text:list-item>
            <text:p text:style-name="P5">покупка (при возможности / для тестового сайта)</text:p>
          </text:list-item>
        </text:list>
        <text:p text:style-name="P2">Обязательно использовать POM (Page Object Model)!</text:p>
        <text:p text:style-name="Text_20_body">В качестве объекта тестирования можно использовать:</text:p>
        <text:list xml:id="list151787604" text:style-name="L4">
          <text:list-item>
            <text:p text:style-name="P6">тестовый магазин <text:a xlink:type="simple" xlink:href="http://automationpractice.com/" text:style-name="Internet_20_link" text:visited-style-name="Visited_20_Internet_20_Link">http://automationpractice.com/</text:a></text:p>
          </text:list-item>
          <text:list-item>
            <text:p text:style-name="P6">российскую версию Aliexpress <text:a xlink:type="simple" xlink:href="https://aliexpress.ru/" text:style-name="Internet_20_link" text:visited-style-name="Visited_20_Internet_20_Link">https://aliexpress.ru/</text:a></text:p>
          </text:list-item>
          <text:list-item>
            <text:p text:style-name="P6"><text:a xlink:type="simple" xlink:href="https://www.wildberries.ru/" text:style-name="Internet_20_link" text:visited-style-name="Visited_20_Internet_20_Link">https://www.wildberries.ru/</text:a></text:p>
          </text:list-item>
          <text:list-item>
            <text:p text:style-name="P6">доставку еды “Баран и бисер” <text:a xlink:type="simple" xlink:href="https://baranbellini.ru/" text:style-name="Internet_20_link" text:visited-style-name="Visited_20_Internet_20_Link">https://baranbellini.ru/</text:a> </text:p>
          </text:list-item>
          <text:list-item>
            <text:p text:style-name="P6"><text:a xlink:type="simple" xlink:href="https://tehnomaks.ru/" text:style-name="Internet_20_link" text:visited-style-name="Visited_20_Internet_20_Link">https://tehnomaks.ru/</text:a></text:p>
          </text:list-item>
          <text:list-item>
            <text:p text:style-name="P6"><text:a xlink:type="simple" xlink:href="https://krasdivan.shop/" text:style-name="Internet_20_link" text:visited-style-name="Visited_20_Internet_20_Link">https://krasdivan.shop/</text:a></text:p>
          </text:list-item>
        </text:list>
        <text:p text:style-name="P2">Отчет должен содержать исходный код автотестов и примеры их выполнения.</text:p>
        <text:p text:style-name="P2">Допускается выполнять одну работу на двоих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5:15:07.302251444</meta:creation-date>
    <dc:date>2025-01-31T15:15:29.378751687</dc:date>
    <meta:editing-duration>PT22S</meta:editing-duration>
    <meta:editing-cycles>1</meta:editing-cycles>
    <meta:document-statistic meta:table-count="0" meta:image-count="0" meta:object-count="0" meta:page-count="1" meta:paragraph-count="23" meta:word-count="126" meta:character-count="1019" meta:non-whitespace-character-count="928"/>
    <meta:generator>LibreOffice/7.3.7.2$Linux_X86_64 LibreOffice_project/30$Build-2</meta:generator>
  </office:meta>
</office:document-meta>
</file>